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ucid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ext-properties fo:color="#c5000b"/>
    </style:style>
    <style:style style:name="ta_extref" style:family="table">
      <style:table-properties table:display="false"/>
    </style:style>
  </office:automatic-styles>
  <office:body>
    <office:spreadsheet>
      <table:table table:name="Description_table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>
            <text:p>Attention à bien mettre les bonnes infos dans la sauvegarde</text:p>
          </table:table-cell>
          <table:table-cell/>
          <table:table-cell table:style-name="ce3" office:value-type="string">
            <text:p>SHOW TABLE STATU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Attention cette table est présente dans plusieurs fichiers</text:p>
          </table:table-cell>
          <table:table-cell/>
          <table:table-cell table:style-name="ce4" office:value-type="string">
            <text:p>Name</text:p>
          </table:table-cell>
          <table:table-cell table:style-name="ce4" office:value-type="string">
            <text:p>Rows</text:p>
          </table:table-cell>
          <table:table-cell table:style-name="ce4" office:value-type="string">
            <text:p>Collation</text:p>
          </table:table-cell>
          <table:table-cell table:style-name="ce4" office:value-type="string">
            <text:p>Row_format</text:p>
          </table:table-cell>
          <table:table-cell table:style-name="ce4" office:value-type="string">
            <text:p>Comment</text:p>
          </table:table-cell>
          <table:table-cell table:style-name="ce5" office:value-type="string">
            <text:p>Sauvegarde sql</text:p>
          </table:table-cell>
          <table:table-cell table:style-name="ce5" office:value-type="string">
            <text:p>Pas présent dans bibli.sq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voir_aussi</text:p>
          </table:table-cell>
          <table:table-cell office:value-type="float" office:value="91">
            <text:p>9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agneaux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nalysis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uthors</text:p>
          </table:table-cell>
          <table:table-cell office:value-type="float" office:value="42">
            <text:p>4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abon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contenu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equation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ulletin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content</text:p>
          </table:table-cell>
          <table:table-cell office:value-type="float" office:value="15">
            <text:p>1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llections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_sourc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source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ntrepot_sourc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qu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emplaires</text:p>
          </table:table-cell>
          <table:table-cell office:value-type="float" office:value="33">
            <text:p>3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num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ernal_count</text:p>
          </table:table-cell>
          <table:table-cell office:value-type="float" office:value="252">
            <text:p>25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categories</text:p>
          </table:table-cell>
          <table:table-cell office:value-type="float" office:value="49">
            <text:p>49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fields_global_index</text:p>
          </table:table-cell>
          <table:table-cell office:value-type="float" office:value="3369">
            <text:p>336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global_index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langu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mots_global_index</text:p>
          </table:table-cell>
          <table:table-cell office:value-type="float" office:value="2676">
            <text:p>2676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rel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ublishers</text:p>
          </table:table-cell>
          <table:table-cell office:value-type="float" office:value="26">
            <text:p>2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esponsability</text:p>
          </table:table-cell>
          <table:table-cell office:value-type="float" office:value="44">
            <text:p>4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rie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ources_enrichment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data_test.sql</text:p>
          </table:table-cell>
          <table:table-cell/>
          <table:table-cell office:value-type="string">
            <text:p>notice_enrichment, show_social_network</text:p>
            <text:p/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words</text:p>
          </table:table-cell>
          <table:table-cell office:value-type="float" office:value="1451">
            <text:p>145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emplac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statu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typ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procs</text:p>
          </table:table-cell>
          <table:table-cell office:value-type="float" office:value="31">
            <text:p>3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codestat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location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ection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tatu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typ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loc_section</text:p>
          </table:table-cell>
          <table:table-cell office:value-type="float" office:value="28">
            <text:p>28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_procs</text:p>
          </table:table-cell>
          <table:table-cell office:value-type="float" office:value="17">
            <text:p>1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teg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odesta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_lis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facettes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tpl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feed_essential.sql</text:p>
          </table:table-cell>
          <table:table-cell/>
          <table:table-cell office:value-type="string">
            <text:p>notices_format_onglets =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otice_tplcod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</text:p>
          </table:table-cell>
          <table:table-cell office:value-type="float" office:value="163">
            <text:p>16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_classements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perso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request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_1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3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s</text:p>
          </table:table-cell>
          <table:table-cell office:value-type="float" office:value="5">
            <text:p>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s_col</text:p>
          </table:table-cell>
          <table:table-cell office:value-type="float" office:value="34">
            <text:p>3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indexint</text:p>
          </table:table-cell>
          <table:table-cell office:value-type="float" office:value="102">
            <text:p>10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indexint_dewey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ts_periodicites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categories</text:p>
          </table:table-cell>
          <table:table-cell office:value-type="float" office:value="1077">
            <text:p>107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lassemen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statut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nfopages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ender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ignes_actes_statut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noeuds</text:p>
          </table:table-cell>
          <table:table-cell office:value-type="float" office:value="1078">
            <text:p>107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statut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_authoriti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e_notic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arametres</text:p>
          </table:table-cell>
          <table:table-cell office:value-type="float" office:value="776">
            <text:p>77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pclass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sauvegard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tabl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uggestion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thesauru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ser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attr</text:p>
          </table:table-cell>
          <table:table-cell office:value-type="float" office:value="45">
            <text:p>4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bib</text:p>
          </table:table-cell>
          <table:table-cell office:value-type="float" office:value="11">
            <text:p>1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cach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ssion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notic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query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o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ab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model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profi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righ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dmin_ses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di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_lin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annette_expo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udg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ache_ame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bui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publica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hash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managed_modu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_en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a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er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ections_stat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oai_toke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ordonne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no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hem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si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addi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ty_words_calcul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i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repots_localis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rror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blo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i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onverted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mplaires_tem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rci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sug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i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ra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earch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mport_ma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en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_relan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nked_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expl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ailt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extern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ffres_remis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filt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_emp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uvertu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i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ram_subs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erio_rel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lanificateu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fin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apport_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couvr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l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plannin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range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ubriq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ie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_empr_cate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as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opy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dif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grou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ource_syn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tat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b_coll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origin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sour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r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docnu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_demand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l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distri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re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subdi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va_acha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s_produi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pload_repertoi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sers_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visionneuse_para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</table:table>
      <table:table table:name="Commande sauve base" table:style-name="ta1" table:print="false">
        <table:table-column table:style-name="co4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Bibli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d --quote-names=FALSE --skip-add-drop-table bibli &gt; bibli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minimum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bibli abts_periodicites categories classements empr_statut infopages lenders lignes_actes_statuts noeuds notice_statut origin_authorities origine_notice parametres pclassement sauv_sauvegardes sauv_tables suggestions_categ thesaurus users z_attr z_bib &gt; minimum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feed_essential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bibli arch_emplacement arch_statut arch_type caddie caddie_procs docs_codestat docs_location docs_section docs_statut docs_type docsloc_section empr_caddie empr_caddie_procs empr_categ empr_codestat etagere etagere_caddie expl_custom expl_custom_lists facettes notice_tpl notice_tplcode procs procs_classements search_perso statopac_request statopac_vue_1 statopac_vue_2 statopac_vue_3 statopac_vue_4 statopac_vue_5 statopac_vues statopac_vues_col &gt; feed_essential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d bibli statopac_vue_1 statopac_vue_2 statopac_vue_3 statopac_vue_4 statopac_vue_5 &gt; feed_essential2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Data_test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bibli2 analysis authors bannette_abon bannette_contenu bannette_equation bannettes bulletins caddie_content collections connectors_categ connectors_categ_sources connectors_sources empr entrepot_source_2 entrepot_source_4 entrepot_source_5 equations exemplaires explnum external_count notices notices_categories notices_fields_global_index notices_global_index notices_langues notices_mots_global_index notices_relations publishers responsability series sources_enrichment words &gt; data_test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d bibli2 entrepot_source_2 entrepot_source_4 entrepot_source_5 &gt; data_test2.sql</text:p>
          </table:table-cell>
        </table:table-row>
        <table:table-row table:style-name="ro1">
          <table:table-cell table:number-columns-repeated="2"/>
          <table:table-cell table:style-name="ce7" office:value-type="string">
            <text:p>Ajouter les paramètres à modif dans data_test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Thésaurus : </text:p>
          </table:table-cell>
        </table:table-row>
        <table:table-row table:style-name="ro1">
          <table:table-cell table:number-columns-repeated="2"/>
          <table:table-cell table:style-name="ce7" office:value-type="string">
            <text:p>Penser à ajouter le vidage des tables dans les fichiers</text:p>
          </table:table-cell>
        </table:table-row>
        <table:table-row table:style-name="ro1">
          <table:table-cell table:number-columns-repeated="2"/>
          <table:table-cell table:style-name="ce6" office:value-type="string">
            <text:p>agneaux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agneaux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environnement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environnement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unesco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unesco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Plan de classement : </text:p>
          </table:table-cell>
        </table:table-row>
        <table:table-row table:style-name="ro1">
          <table:table-cell table:number-columns-repeated="2"/>
          <table:table-cell table:style-name="ce7" office:value-type="string">
            <text:p>Penser à ajouter le vidage des tables dans les fichiers</text:p>
          </table:table-cell>
        </table:table-row>
        <table:table-row table:style-name="ro1">
          <table:table-cell table:number-columns-repeated="2"/>
          <table:table-cell table:style-name="ce6" office:value-type="string">
            <text:p>indexint_chambery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chambery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indexint_dewey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dewey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indexint_100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100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indexint_small_en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small_en.sq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bibliportail.sql</text:p>
          </table:table-cell>
        </table:table-row>
        <table:table-row table:style-name="ro1">
          <table:table-cell table:number-columns-repeated="2"/>
          <table:table-cell office:value-type="string">
            <text:p>mysqldump -u bibli -pbibli --quote-names=FALSE --skip-extended-insert --complete-insert --hex-blob --skip-add-drop-table bibli &gt; bibliportail.sql</text:p>
          </table:table-cell>
        </table:table-row>
      </table:table>
      <table:table table:name="Feuille3" table:style-name="ta1" table:print="false"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</table:table>
      <table:database-ranges>
        <table:database-range table:target-range-address="Feuille3.F5:Feuille3.F2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14/12/2012</text:date>, <text:time>09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30T16:18:04</meta:creation-date>
    <dc:date>2012-12-14T09:49:26</dc:date>
    <meta:editing-duration>PT08H49M03S</meta:editing-duration>
    <meta:editing-cycles>32</meta:editing-cycles>
    <meta:generator>OpenOffice.org/3.1$Linux OpenOffice.org_project/310m19$Build-9420</meta:generator>
    <meta:document-statistic meta:table-count="3" meta:cell-count="1252" meta:object-count="0"/>
  </office:meta>
</office:document-meta>
</file>